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a xlink:href="https://docs.docker.com/network/"><text:span text:style-name="T1">https://docs.docker.com/network/</text:span></text:a><text:span text:style-name="T2"/></text:p>
      <text:p text:style-name="P1"><text:span text:style-name="T3"/></text:p>
      <text:p text:style-name="P1"><text:a xlink:href="https://docs.docker.com/get-started/"><text:span text:style-name="T4">https://docs.docker.com/get-started/</text:span></text:a><text:span text:style-name="T5"/></text:p>
      <text:p text:style-name="P1"><text:span text:style-name="T6"/></text:p>
      <text:p text:style-name="P1"><text:span text:style-name="T7">Attach/detach to container</text:span></text:p>
      <text:p text:style-name="P1"><text:span text:style-name="T8">docker attach &lt;container ID&gt;</text:span></text:p>
      <text:p text:style-name="P1"><text:span text:style-name="T8">sequence Ctrl+P &amp; Ctrl+Q</text:span></text:p>
      <text:p text:style-name="P1"><text:span text:style-name="T9"/></text:p>
      <text:p text:style-name="P1"><text:span text:style-name="T10">Copy file to container</text:span></text:p>
      <text:p text:style-name="P1"><text:span text:style-name="T11">docker cp &lt;path on host&gt;<text:s text:c="2"/>&lt;container_id&gt;:/&lt;path in container&gt;</text:span></text:p>
      <text:p text:style-name="P1"><text:span text:style-name="T12"/></text:p>
      <text:p text:style-name="P1"><text:span text:style-name="T13">Compose mode<text:s/></text:span><text:span text:style-name="T14">– when running many<text:s/></text:span><text:span text:style-name="T15">containers</text:span><text:span text:style-name="T16"><text:s/>on one host; allow to describe what images to use and how many instances to run</text:span></text:p>
      <text:p text:style-name="P1"><text:span text:style-name="T17"/></text:p>
      <text:p text:style-name="P1"><text:span text:style-name="T18">Swarm mode<text:s/></text:span><text:span text:style-name="T19">– when running many docker<text:s/></text:span><text:span text:style-name="T20">engines</text:span><text:span text:style-name="T21">. More flexiple, allows to do some load balancing</text:span></text:p>
      <text:p text:style-name="P1"><text:span text:style-name="T22">Manager node</text:span></text:p>
      <text:p text:style-name="P1"><text:span text:style-name="T22">Worker node</text:span></text:p>
      <text:p text:style-name="P1"><text:span text:style-name="T22">Stack - is a group of services, deployed together</text:span></text:p>
      <text:p text:style-name="P1"><text:span text:style-name="T23"/></text:p>
      <text:p text:style-name="P1"><text:span text:style-name="T23"/></text:p>
      <text:p text:style-name="P1"><text:span text:style-name="T24">container run &lt;name of image&gt; : run container from image</text:span></text:p>
      <text:p text:style-name="P1"><text:span text:style-name="T24">container run \</text:span></text:p>
      <text:p text:style-name="P1"><text:span text:style-name="T24"><text:tab/>--rm : remove after container stopped</text:span></text:p>
      <text:p text:style-name="P1"><text:span text:style-name="T24"><text:tab/>-i : interactive mode</text:span></text:p>
      <text:p text:style-name="P1"><text:span text:style-name="T24"><text:tab/>-d : detached mode</text:span></text:p>
      <text:p text:style-name="P1"><text:span text:style-name="T24"><text:tab/>-t : print terminal name<text:s/></text:span><text:span text:style-name="T25">–</text:span><text:span text:style-name="T26"><text:s/>TTY</text:span></text:p>
      <text:p text:style-name="P1"><text:span text:style-name="T26"><text:tab/>--name devtest \ : “devtest” will be a container ID (instead of random string)</text:span></text:p>
      <text:p text:style-name="P1"><text:span text:style-name="T26"><text:tab/>--mount source=myvol2,target=/app<text:s text:c="2"/>: mounting volume</text:span></text:p>
      <text:p text:style-name="P1"><text:span text:style-name="T26"><text:tab/>--network &lt;name of network&gt;</text:span></text:p>
      <text:p text:style-name="P1"><text:span text:style-name="T26"><text:tab/>--publish &lt;host’s port&gt;:&lt;cont’s port&gt; : port forwarding<text:s/></text:span><text:span text:style-name="T27">–</text:span><text:span text:style-name="T28"><text:s/>8080:80,<text:s text:c="2"/>8080:80/udp,<text:s text:c="2"/>1.2.3.4:88:80/<text:tab/>tcp</text:span></text:p>
      <text:p text:style-name="P1"><text:span text:style-name="T28"><text:tab/>&lt;image name&gt; &lt;command to be passed to container&gt;</text:span></text:p>
      <text:p text:style-name="P1"><text:span text:style-name="T29"/></text:p>
      <text:p text:style-name="P1"><text:span text:style-name="T30">container start &lt;container id&gt; : to start cont., which ran before</text:span></text:p>
      <text:p text:style-name="P1"><text:span text:style-name="T30">container exec &lt;container ID&gt; &lt;command to be passed&gt; : send command to<text:s/></text:span><text:span text:style-name="T31">running</text:span><text:span text:style-name="T32"><text:s/>container</text:span></text:p>
      <text:p text:style-name="P1"><text:span text:style-name="T33"/></text:p>
      <text:p text:style-name="P1"><text:span text:style-name="T34">Create image</text:span></text:p>
      <text:p text:style-name="P1"><text:span text:style-name="T35">container commit &lt;container ID&gt; : create image from container</text:span></text:p>
      <text:p text:style-name="P1"><text:span text:style-name="T35">image tag &lt;image ID&gt; &lt;new name of image&gt;</text:span></text:p>
      <text:p text:style-name="P1"><text:span text:style-name="T36"/></text:p>
      <text:p text:style-name="P1"><text:span text:style-name="T37">or</text:span></text:p>
      <text:p text:style-name="P1"><text:span text:style-name="T38">create dockerfile (see below)</text:span></text:p>
      <text:p text:style-name="P1"><text:span text:style-name="T38">image build -t &lt;name of image&gt; .</text:span></text:p>
      <text:p text:style-name="P1"><text:span text:style-name="T39"/></text:p>
      <text:p text:style-name="P1"><text:span text:style-name="T40">container ls : all active containers</text:span></text:p>
      <text:p text:style-name="P1"><text:span text:style-name="T40">container ls -a : containers which you ran</text:span></text:p>
      <text:p text:style-name="P1"><text:span text:style-name="T41"/></text:p>
      <text:p text:style-name="P1"><text:span text:style-name="T42">image ls</text:span></text:p>
      <text:p text:style-name="P1"><text:span text:style-name="T42">image inspect &lt;image name&gt;</text:span></text:p>
      <text:p text:style-name="P1"><text:span text:style-name="T42">image pull &lt;image name&gt;</text:span></text:p>
      <text:p text:style-name="P1"><text:span text:style-name="T43"/></text:p>
      <text:p text:style-name="P1"><text:span text:style-name="T44">Networking</text:span></text:p>
      <text:p text:style-name="P1"><text:span text:style-name="T45">Drivers</text:span></text:p>
      <text:p text:style-name="P1"><text:span text:style-name="T45">bridge<text:s/></text:span><text:span text:style-name="T46">– default, for containers on the same host. Containers are united in one network with gateway to the outer network</text:span></text:p>
      <text:p text:style-name="P1"><text:span text:style-name="T47">host<text:s/></text:span><text:span text:style-name="T48">– container is opaqu, app inside see network like host</text:span></text:p>
      <text:p text:style-name="P1"><text:span text:style-name="T49">overlay<text:s/></text:span><text:span text:style-name="T50">– in swarm mode</text:span></text:p>
      <text:p text:style-name="P1"><text:span text:style-name="T51">macvlan<text:s/></text:span><text:span text:style-name="T52">– docker assigns mac-address and container is visible in network like separate device</text:span></text:p>
      <text:p text:style-name="P1"><text:span text:style-name="T53">none<text:s/></text:span><text:span text:style-name="T54">– no connection</text:span></text:p>
      <text:p text:style-name="P1"><text:span text:style-name="T55"/></text:p>
      <text:p text:style-name="P1"><text:span text:style-name="T56">Bridge</text:span></text:p>
      <text:p text:style-name="P1"><text:span text:style-name="T57">Network “bridge” is created automatically, you may create own user-defined network. All ports are exposed to each other in bridge network</text:span></text:p>
      <text:p text:style-name="P1"><text:span text:style-name="T58"/></text:p>
      <text:p text:style-name="P1"><text:span text:style-name="T59">connect to netw:</text:span></text:p>
      <text:p text:style-name="P1"><text:span text:style-name="T59">using<text:s/></text:span><text:span text:style-name="T60">–-network &lt;netw name&gt; during run/start</text:span></text:p>
      <text:p text:style-name="P1"><text:span text:style-name="T61">or</text:span></text:p>
      <text:p text:style-name="P1"><text:span text:style-name="T62">network connect &lt;network name&gt; &lt;container name&gt;</text:span></text:p>
      <text:p text:style-name="P1"><text:span text:style-name="T63"/></text:p>
      <text:p text:style-name="P1"><text:span text:style-name="T64">disconnect</text:span></text:p>
      <text:p text:style-name="P1"><text:span text:style-name="T64">network disconnect &lt;netw name&gt; &lt;cont name&gt;</text:span></text:p>
      <text:p text:style-name="P1"><text:span text:style-name="T65"/></text:p>
      <text:p text:style-name="P1"><text:span text:style-name="T66">network create </text:span></text:p>
      <text:p text:style-name="P1"><text:span text:style-name="T66"><text:tab/>--driver=bridge</text:span></text:p>
      <text:p text:style-name="P1"><text:span text:style-name="T66"><text:tab/>--subnet=172.28.0.0/16</text:span></text:p>
      <text:p text:style-name="P1"><text:span text:style-name="T66"><text:tab/>--gateway=172.28.5.254</text:span></text:p>
      <text:p text:style-name="P1"><text:span text:style-name="T66"><text:tab/>&lt;netw name&gt;</text:span></text:p>
      <text:p text:style-name="P1"><text:span text:style-name="T67"/></text:p>
      <text:p text:style-name="P1"><text:span text:style-name="T68">remove netw</text:span></text:p>
      <text:p text:style-name="P1"><text:span text:style-name="T68">docker network rm</text:span></text:p>
      <text:p text:style-name="P1"><text:span text:style-name="T69"/></text:p>
      <text:p text:style-name="P1"><text:span text:style-name="T70">Host</text:span></text:p>
      <text:p text:style-name="P1"><text:span text:style-name="T71">Connect as to netw with name “host”; ex: --network host</text:span></text:p>
      <text:p text:style-name="P1"><text:span text:style-name="T72"/></text:p>
      <text:p text:style-name="P1"><text:span text:style-name="T73">Overlay</text:span></text:p>
      <text:p text:style-name="P1"><text:span text:style-name="T74"/></text:p>
      <text:p text:style-name="P1"><text:span text:style-name="T75">Macvlan</text:span></text:p>
      <text:p text:style-name="P1"><text:span text:style-name="T76">docker network create</text:span></text:p>
      <text:p text:style-name="P1"><text:span text:style-name="T76">--driver macvlan \</text:span></text:p>
      <text:p text:style-name="P1"><text:span text:style-name="T76">--subinspect net=172.16.86.0/24 \</text:span></text:p>
      <text:p text:style-name="P1"><text:span text:style-name="T76">--gateway=172.16.86.1 \</text:span></text:p>
      <text:p text:style-name="P1"><text:span text:style-name="T76">-o parent=eth0</text:span></text:p>
      <text:p text:style-name="P1"><text:span text:style-name="T76">&lt;netw name&gt;</text:span></text:p>
      <text:p text:style-name="P1"><text:span text:style-name="T77"/></text:p>
      <text:p text:style-name="P1"><text:span text:style-name="T78">None</text:span></text:p>
      <text:p text:style-name="P1"><text:span text:style-name="T79">Apply using: --network none</text:span></text:p>
      <text:p text:style-name="P1"><text:span text:style-name="T80"/></text:p>
      <text:p text:style-name="P1"><text:span text:style-name="T81">Volumes</text:span></text:p>
      <text:p text:style-name="P1"><text:span text:style-name="T82">Are managed by Docker. Alternative is<text:s/></text:span><text:span text:style-name="T83">bind mount</text:span><text:span text:style-name="T84"><text:s/></text:span><text:span text:style-name="T85">–</text:span><text:span text:style-name="T86"><text:s/>depend on file system and dirrectory structure of host machine.</text:span></text:p>
      <text:p text:style-name="P1"><text:span text:style-name="T86">volume create my-vol</text:span></text:p>
      <text:p text:style-name="P1"><text:span text:style-name="T86">volume ls</text:span></text:p>
      <text:p text:style-name="P1"><text:span text:style-name="T86">volume rm : remove</text:span></text:p>
      <text:p text:style-name="P1"><text:span text:style-name="T86">volume inspect my-vol : details about volume</text:span></text:p>
      <text:p text:style-name="P1"><text:span text:style-name="T86">docker run -d \</text:span></text:p>
      <text:p text:style-name="P1"><text:span text:style-name="T86"><text:tab/>--name devtest \ : “devtest” will be a container ID (instead of random string)</text:span></text:p>
      <text:p text:style-name="P1"><text:span text:style-name="T86"><text:tab/>--mount source=myvol2,target=/app \ : mounting volume</text:span></text:p>
      <text:p text:style-name="P1"><text:span text:style-name="T86"><text:tab/>nginx:latest</text:span></text:p>
      <text:p text:style-name="P1"><text:span text:style-name="T87"/></text:p>
      <text:p text:style-name="P1"><text:span text:style-name="T87"/></text:p>
      <text:p text:style-name="P1"><text:span text:style-name="T88">Dockerfile commands</text:span></text:p>
      <text:p text:style-name="P1"><text:span text:style-name="T89">FROM &lt;name of image&gt; : take specified image</text:span></text:p>
      <text:p text:style-name="P1"><text:span text:style-name="T89">LABEL </text:span></text:p>
      <text:p text:style-name="P1"><text:span text:style-name="T89">RUN apk update &amp;&amp; apk add node.js : run 2 commands</text:span></text:p>
      <text:p text:style-name="P1"><text:span text:style-name="T89">RUN [“apk”, “update”] : also valid syntax</text:span></text:p>
      <text:p text:style-name="P1"><text:span text:style-name="T89">COPY .(all files) /app : copy all from current dir to dir “app” on image</text:span></text:p>
      <text:p text:style-name="P1"><text:span text:style-name="T89">WORKDIR /app : switch to dir “app” on image</text:span></text:p>
      <text:p text:style-name="P1"><text:span text:style-name="T89">CMD [“node”, “index.js”] : there can be<text:s/></text:span><text:span text:style-name="T90">only one</text:span><text:span text:style-name="T91"><text:s/>CMD per file; execute command “node index.js”</text:span></text:p>
      <text:p text:style-name="P1"><text:span text:style-name="T91">ENV abc=hello : defining environment variable</text:span></text:p>
      <text:p text:style-name="P1"><text:span text:style-name="T91">ENV abc=bye def=$abc</text:span></text:p>
      <text:p text:style-name="P1"><text:span text:style-name="T91">ENV ghi=$abc : syntax ${abc} is also valid</text:span></text:p>
      <text:p text:style-name="P1"><text:span text:style-name="T91">VOLUME “/some_volume”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